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500" officeooo:paragraph-rsid="00156500"/>
    </style:style>
    <style:style style:name="P2" style:family="paragraph" style:parent-style-name="Standard">
      <style:text-properties fo:font-weight="bold" officeooo:rsid="00156500" officeooo:paragraph-rsid="00156500" style:font-weight-asian="bold" style:font-weight-complex="bold"/>
    </style:style>
    <style:style style:name="P3" style:family="paragraph" style:parent-style-name="Standard">
      <style:text-properties fo:font-weight="bold" officeooo:rsid="00156500" officeooo:paragraph-rsid="0018a835" style:font-weight-asian="bold" style:font-weight-complex="bold"/>
    </style:style>
    <style:style style:name="P4" style:family="paragraph" style:parent-style-name="Standard">
      <style:text-properties fo:font-weight="bold" officeooo:rsid="00156500" officeooo:paragraph-rsid="001a8e5c" style:font-weight-asian="bold" style:font-weight-complex="bold"/>
    </style:style>
    <style:style style:name="P5" style:family="paragraph" style:parent-style-name="Standard">
      <style:text-properties officeooo:rsid="00165c1f" officeooo:paragraph-rsid="00165c1f"/>
    </style:style>
    <style:style style:name="P6" style:family="paragraph" style:parent-style-name="Standard">
      <style:text-properties officeooo:rsid="001c411b" officeooo:paragraph-rsid="001ebc43"/>
    </style:style>
    <style:style style:name="P7" style:family="paragraph" style:parent-style-name="Standard">
      <style:text-properties officeooo:rsid="00165c1f" officeooo:paragraph-rsid="001ebc43"/>
    </style:style>
    <style:style style:name="P8" style:family="paragraph" style:parent-style-name="Standard">
      <style:text-properties officeooo:rsid="00165c1f" officeooo:paragraph-rsid="00165c1f"/>
    </style:style>
    <style:style style:name="P9" style:family="paragraph" style:parent-style-name="Standard">
      <style:text-properties officeooo:rsid="00165c1f" officeooo:paragraph-rsid="00235195"/>
    </style:style>
    <style:style style:name="P10" style:family="paragraph" style:parent-style-name="Standard">
      <style:text-properties officeooo:rsid="001a8e5c" officeooo:paragraph-rsid="0020bc5d"/>
    </style:style>
    <style:style style:name="P11" style:family="paragraph" style:parent-style-name="Standard">
      <style:text-properties officeooo:rsid="00230171" officeooo:paragraph-rsid="00230171"/>
    </style:style>
    <style:style style:name="P12" style:family="paragraph" style:parent-style-name="Standard">
      <style:text-properties officeooo:rsid="00235195" officeooo:paragraph-rsid="00235195"/>
    </style:style>
    <style:style style:name="P13" style:family="paragraph" style:parent-style-name="Standard">
      <style:text-properties officeooo:rsid="0024c58f" officeooo:paragraph-rsid="0024c58f"/>
    </style:style>
    <style:style style:name="P14" style:family="paragraph" style:parent-style-name="Standard">
      <style:text-properties officeooo:rsid="0025124d" officeooo:paragraph-rsid="0025124d"/>
    </style:style>
    <style:style style:name="P15" style:family="paragraph" style:parent-style-name="Standard">
      <style:text-properties officeooo:rsid="0028f733" officeooo:paragraph-rsid="0028f733"/>
    </style:style>
    <style:style style:name="P16" style:family="paragraph" style:parent-style-name="Standard">
      <style:text-properties officeooo:rsid="002b9e54" officeooo:paragraph-rsid="002b9e54"/>
    </style:style>
    <style:style style:name="P17" style:family="paragraph" style:parent-style-name="Standard">
      <style:text-properties officeooo:rsid="002d901b" officeooo:paragraph-rsid="002d901b"/>
    </style:style>
    <style:style style:name="P18" style:family="paragraph" style:parent-style-name="Standard">
      <style:text-properties officeooo:rsid="002eca53" officeooo:paragraph-rsid="002eca53"/>
    </style:style>
    <style:style style:name="P19" style:family="paragraph" style:parent-style-name="Standard">
      <style:text-properties officeooo:rsid="002f6e38" officeooo:paragraph-rsid="002f6e38"/>
    </style:style>
    <style:style style:name="P20" style:family="paragraph" style:parent-style-name="Standard">
      <style:text-properties officeooo:rsid="00318ab5" officeooo:paragraph-rsid="00318a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a835" style:font-weight-asian="normal" style:font-weight-complex="normal"/>
    </style:style>
    <style:style style:name="T4" style:family="text">
      <style:text-properties fo:font-weight="normal" officeooo:rsid="001a8e5c" style:font-weight-asian="normal" style:font-weight-complex="normal"/>
    </style:style>
    <style:style style:name="T5" style:family="text">
      <style:text-properties officeooo:rsid="0018a835"/>
    </style:style>
    <style:style style:name="T6" style:family="text">
      <style:text-properties officeooo:rsid="001a8e5c"/>
    </style:style>
    <style:style style:name="T7" style:family="text">
      <style:text-properties officeooo:rsid="00230171"/>
    </style:style>
    <style:style style:name="T8" style:family="text">
      <style:text-properties officeooo:rsid="00235195"/>
    </style:style>
    <style:style style:name="T9" style:family="text">
      <style:text-properties officeooo:rsid="0024c58f"/>
    </style:style>
    <style:style style:name="T10" style:family="text">
      <style:text-properties officeooo:rsid="00263e2b"/>
    </style:style>
    <style:style style:name="T11" style:family="text">
      <style:text-properties officeooo:rsid="0028f7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- Criando a tabela médicos <text:span text:style-name="T2">(Chave primária será m_crm)</text:span></text:p>
      <text:p text:style-name="P1"/>
      <text:p text:style-name="P6"><text:span text:style-name="T1">CREATE TABLE </text:span>deivison_medicos (</text:p>
      <text:p text:style-name="P6">m_crm integer primary key, </text:p>
      <text:p text:style-name="P6">m_salario numeric(20,2), </text:p>
      <text:p text:style-name="P6">m_nome varchar(50), </text:p>
      <text:p text:style-name="P6">m_especialidade varchar(50));</text:p>
      <text:p text:style-name="P1"/>
      <text:p text:style-name="P3">- Criando a tabela <text:span text:style-name="T5">paciente </text:span><text:span text:style-name="T2">(Chave </text:span><text:span text:style-name="T4">estrangeira</text:span><text:span text:style-name="T2"> será </text:span><text:span text:style-name="T3">p</text:span><text:span text:style-name="T2">_crm)</text:span></text:p>
      <text:p text:style-name="P7"><text:span text:style-name="T1"/></text:p>
      <text:p text:style-name="P7"><text:span text:style-name="T1">CREATE TABLE</text:span> deivison_paciente (</text:p>
      <text:p text:style-name="P7">p_cpf bigint primary key, </text:p>
      <text:p text:style-name="P7">p_nome varchar(50), </text:p>
      <text:p text:style-name="P7">p_telefone bigint,</text:p>
      <text:p text:style-name="P7">p_endereco varchar(100), </text:p>
      <text:p text:style-name="P7">p_rg bigint, </text:p>
      <text:p text:style-name="P7">p_hora_visita varchar(6), </text:p>
      <text:p text:style-name="P7">p_numero_quarto int, </text:p>
      <text:p text:style-name="P7">p_andar int, </text:p>
      <text:p text:style-name="P7">p_crm INT REFERENCES deivison_medicos </text:p>
      <text:p text:style-name="P7">ON UPDATE CASCADE </text:p>
      <text:p text:style-name="P7">ON DELETE CASCADE);</text:p>
      <text:p text:style-name="P5"/>
      <text:p text:style-name="P4">- Criando a tabela <text:span text:style-name="T6">tratamento </text:span><text:span text:style-name="T2">(Chave</text:span><text:span text:style-name="T4">s estrangeira</text:span><text:span text:style-name="T2"> ser</text:span><text:span text:style-name="T4">ão</text:span><text:span text:style-name="T2"> </text:span><text:span text:style-name="T4">t</text:span><text:span text:style-name="T2">_crm </text:span><text:span text:style-name="T4">e t_cpf</text:span><text:span text:style-name="T2">)</text:span></text:p>
      <text:p text:style-name="P10"><text:span text:style-name="T1"/></text:p>
      <text:p text:style-name="P10"><text:span text:style-name="T1">CREATE TABLE</text:span> deivison_tratamento(</text:p>
      <text:p text:style-name="P10">t_descricao VARCHAR(150), </text:p>
      <text:p text:style-name="P10">t_crm INT REFERENCES deivison_medicos,</text:p>
      <text:p text:style-name="P10">t_cpf BIGINT REFERENCES deivison_paciente</text:p>
      <text:p text:style-name="P10">ON UPDATE CASCADE </text:p>
      <text:p text:style-name="P10">ON DELETE CASCADE);</text:p>
      <text:p text:style-name="P5"/>
      <text:p text:style-name="P5">- Adicionar<text:span text:style-name="T7"> a coluna ‘idade’ na tabela médicos:</text:span></text:p>
      <text:p text:style-name="P11">ALTER TABLE deivison_medicos ADD m_idade SMALLINT;</text:p>
      <text:p text:style-name="P11"/>
      <text:p text:style-name="P9">- <text:span text:style-name="T8">Excluir a coluna ‘p_rg’ na tabela paciente:</text:span></text:p>
      <text:p text:style-name="P12">ALTER TABLE deivison_paciente DROP p_rg;</text:p>
      <text:p text:style-name="P12"/>
      <text:p text:style-name="P12">- <text:span text:style-name="T9">Renomeando uma coluna:</text:span></text:p>
      <text:p text:style-name="P13">ALTER TABLE deivison_paciente RENAME COLUMN p_numero_quarto TO p_number;</text:p>
      <text:p text:style-name="P13"/>
      <text:p text:style-name="P13">- <text:span text:style-name="T10">Redefinir para que uma coluna não possa ser Nula:</text:span></text:p>
      <text:p text:style-name="P14">ALTER TABLE deivison_paciente ALTER COLUMN p_nome SET NOT NULL;</text:p>
      <text:p text:style-name="P14"/>
      <text:p text:style-name="P14">- <text:span text:style-name="T11">Renomear nome de uma tabela:</text:span></text:p>
      <text:p text:style-name="P15">ALTER TABLE tratamento RENAME TO tratamento_paciente;</text:p>
      <text:p text:style-name="P15"/>
      <text:p text:style-name="P15"/>
      <text:p text:style-name="P15"/>
      <text:p text:style-name="P15"><text:soft-page-break/></text:p>
      <text:p text:style-name="P16">INSERT INTO deivison_paciente values (10298827862, 'BATISTA', 33547082, 'RUA 01', 01876899821, 10:00, 01, 125, 1), </text:p>
      <text:p text:style-name="P16"/>
      <text:p text:style-name="P16"/>
      <text:p text:style-name="P16"/>
      <text:p text:style-name="P16"/>
      <text:p text:style-name="P17">INSERT INTO deivison_paciente (p_cpf, p_nome, p_telefone, p_endereco, p_rg, p_hora_visita, p_crm, p_number, p_andar) values (10298827862, 'BATISTA', 33547082, 'RUA 01', 01876899821, '10:00', 01, 125, 1), (10298827863, 'TEXEIRA', 33547083, 'RUA 02', 01876899822, '10:00', 01, 225, 2),(10298827864, 'NATANAEL', 33547084, 'RUA 03', 01876899823, '10:00', 02, 325, 3),(10298827865, 'ROCHA', 33547085, 'RUA 04', 01876899824, '10:00', 03, 425, 4),(10298827866, 'PEDRO', 33547086, 'RUA 05', 01876899825, '11:00', 04, 525, 5),(10298827867, 'SEBASTIAO', 33547087, 'RUA 06', 01876899826, '11:00', 05, 625, 6),(10298827868, 'JOAO', 33547088, 'RUA 07', 01876899827, '12:00', 02, 725, 7);</text:p>
      <text:p text:style-name="P17"/>
      <text:p text:style-name="P17"/>
      <text:p text:style-name="P17"/>
      <text:p text:style-name="P17"/>
      <text:p text:style-name="P17"/>
      <text:p text:style-name="P18">CREATE TABLE deivison_autor (a_nome varchar(50) primary key, a_genero char(1)); </text:p>
      <text:p text:style-name="P15"/>
      <text:p text:style-name="P19">CREATE TABLE deivison_livro (l_isbn INT (30) primary key, l_titulo varchar(50), l_name varchar(50) REFERENCES deivison_editora ON UPDATE CASCADE ON DELETE CASCADE);</text:p>
      <text:p text:style-name="P19"/>
      <text:p text:style-name="P20">CREATE TABLE deivison_livro (l_isbn INT primary key, l_titulo varchar(50), l_name varchar(50) REFERENCES deivison_editora ON UPDATE CASCADE ON DELETE CASCADE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4:28:12.169484413</meta:creation-date>
    <dc:date>2018-09-29T16:58:17.583262646</dc:date>
    <meta:editing-duration>PT1H56M54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04" meta:character-count="2426" meta:non-whitespace-character-count="2146"/>
  </office:meta>
</office:document-meta>
</file>